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Source Han Sans CN" svg:font-family="'Source Han Sans CN'"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1"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Preformatted_20_Text">
      <style:paragraph-properties fo:text-align="start" style:justify-single-word="false">
        <style:tab-stops/>
      </style:paragraph-properties>
      <style:text-properties officeooo:paragraph-rsid="0025f890"/>
    </style:style>
    <style:style style:name="P2" style:family="paragraph" style:parent-style-name="Preformatted_20_Text">
      <style:paragraph-properties fo:text-align="start" style:justify-single-word="false">
        <style:tab-stops/>
      </style:paragraph-properties>
      <style:text-properties style:font-name="DejaVu Sans Light" fo:font-size="10pt" officeooo:rsid="001efd07" officeooo:paragraph-rsid="001efd07" style:font-size-asian="10pt" style:font-size-complex="10pt"/>
    </style:style>
    <style:style style:name="P3" style:family="paragraph" style:parent-style-name="Preformatted_20_Text">
      <style:paragraph-properties fo:text-align="start" style:justify-single-word="false">
        <style:tab-stops/>
      </style:paragraph-properties>
      <style:text-properties style:font-name="DejaVu Sans Light" fo:font-size="10pt" officeooo:rsid="0024a4ad" officeooo:paragraph-rsid="0024a4ad" style:font-size-asian="10pt" style:font-size-complex="10pt"/>
    </style:style>
    <style:style style:name="P4" style:family="paragraph" style:parent-style-name="Preformatted_20_Text">
      <style:paragraph-properties fo:text-align="start" style:justify-single-word="false">
        <style:tab-stops/>
      </style:paragraph-properties>
      <style:text-properties style:font-name="DejaVu Sans Light" fo:font-size="14pt" fo:font-weight="bold" officeooo:rsid="0024a4ad" officeooo:paragraph-rsid="0024a4ad" style:font-size-asian="14pt" style:font-weight-asian="bold" style:font-size-complex="14pt" style:font-weight-complex="bold"/>
    </style:style>
    <style:style style:name="P5" style:family="paragraph" style:parent-style-name="Preformatted_20_Text">
      <style:paragraph-properties fo:text-align="start" style:justify-single-word="false">
        <style:tab-stops/>
      </style:paragraph-properties>
      <style:text-properties style:font-name="DejaVu Sans Light" fo:font-size="14pt" fo:font-weight="bold" officeooo:rsid="0025f890" officeooo:paragraph-rsid="0025f890" style:font-size-asian="14pt" style:font-weight-asian="bold" style:font-size-complex="14pt" style:font-weight-complex="bold"/>
    </style:style>
    <style:style style:name="P6" style:family="paragraph" style:parent-style-name="Preformatted_20_Text">
      <style:paragraph-properties fo:margin-left="0.3201in" fo:margin-right="0in" fo:text-align="start" style:justify-single-word="false" fo:text-indent="-0.25in" style:auto-text-indent="false">
        <style:tab-stops/>
      </style:paragraph-properties>
      <style:text-properties style:font-name="DejaVu Sans Light" fo:font-size="14pt" fo:font-weight="bold" officeooo:rsid="0025ead5" officeooo:paragraph-rsid="0025ead5" style:font-size-asian="14pt" style:font-weight-asian="bold" style:font-size-complex="14pt" style:font-weight-complex="bold"/>
    </style:style>
    <style:style style:name="P7" style:family="paragraph" style:parent-style-name="Preformatted_20_Text">
      <style:paragraph-properties fo:margin-left="0.3201in" fo:margin-right="0in" fo:text-align="start" style:justify-single-word="false" fo:text-indent="-0.25in" style:auto-text-indent="false">
        <style:tab-stops/>
      </style:paragraph-properties>
      <style:text-properties style:font-name="DejaVu Sans Light" officeooo:paragraph-rsid="001d049b"/>
    </style:style>
    <style:style style:name="P8" style:family="paragraph" style:parent-style-name="Preformatted_20_Text">
      <style:paragraph-properties fo:margin-left="0.3201in" fo:margin-right="0in" fo:text-align="start" style:justify-single-word="false" fo:text-indent="-0.25in" style:auto-text-indent="false">
        <style:tab-stops/>
      </style:paragraph-properties>
      <style:text-properties style:font-name="DejaVu Sans Light" officeooo:rsid="001d4852" officeooo:paragraph-rsid="001d4852"/>
    </style:style>
    <style:style style:name="P9" style:family="paragraph" style:parent-style-name="Preformatted_20_Text">
      <style:paragraph-properties fo:margin-left="0.3201in" fo:margin-right="0in" fo:text-align="start" style:justify-single-word="false" fo:text-indent="-0.25in" style:auto-text-indent="false">
        <style:tab-stops/>
      </style:paragraph-properties>
      <style:text-properties style:font-name="DejaVu Sans Light" officeooo:rsid="001d049b" officeooo:paragraph-rsid="001d049b"/>
    </style:style>
    <style:style style:name="P10" style:family="paragraph" style:parent-style-name="Preformatted_20_Text">
      <style:paragraph-properties fo:margin-left="0.3201in" fo:margin-right="0in" fo:text-align="start" style:justify-single-word="false" fo:text-indent="-0.25in" style:auto-text-indent="false">
        <style:tab-stops/>
      </style:paragraph-properties>
      <style:text-properties style:font-name="DejaVu Sans Light" officeooo:rsid="001efd07" officeooo:paragraph-rsid="001efd07"/>
    </style:style>
    <style:style style:name="P11" style:family="paragraph" style:parent-style-name="Preformatted_20_Text">
      <style:paragraph-properties fo:margin-left="0.3201in" fo:margin-right="0in" fo:text-align="start" style:justify-single-word="false" fo:text-indent="-0.25in" style:auto-text-indent="false">
        <style:tab-stops/>
      </style:paragraph-properties>
      <style:text-properties style:font-name="DejaVu Sans Light" officeooo:rsid="0025f890" officeooo:paragraph-rsid="0025f890"/>
    </style:style>
    <style:style style:name="P12" style:family="paragraph" style:parent-style-name="Preformatted_20_Text" style:list-style-name="L2">
      <style:paragraph-properties fo:text-align="start" style:justify-single-word="false">
        <style:tab-stops/>
      </style:paragraph-properties>
      <style:text-properties style:font-name="DejaVu Sans Light" officeooo:rsid="001d4852" officeooo:paragraph-rsid="001d4852"/>
    </style:style>
    <style:style style:name="P13" style:family="paragraph" style:parent-style-name="Preformatted_20_Text" style:list-style-name="L2">
      <style:paragraph-properties fo:text-align="start" style:justify-single-word="false">
        <style:tab-stops/>
      </style:paragraph-properties>
      <style:text-properties style:font-name="DejaVu Sans Light" fo:font-size="10pt" officeooo:rsid="0025f890" officeooo:paragraph-rsid="0025f890" style:font-size-asian="10pt" style:font-size-complex="10pt"/>
    </style:style>
    <style:style style:name="P14" style:family="paragraph" style:parent-style-name="Preformatted_20_Text">
      <style:paragraph-properties fo:text-align="start" style:justify-single-word="false">
        <style:tab-stops/>
      </style:paragraph-properties>
      <style:text-properties style:font-name="DejaVu Sans Light" fo:font-size="10pt" officeooo:rsid="0025f890" officeooo:paragraph-rsid="0025f890" style:font-size-asian="10pt" style:font-size-complex="10pt"/>
    </style:style>
    <style:style style:name="P15" style:family="paragraph" style:parent-style-name="Preformatted_20_Text">
      <style:paragraph-properties fo:text-align="start" style:justify-single-word="false">
        <style:tab-stops/>
      </style:paragraph-properties>
      <style:text-properties style:font-name="DejaVu Sans Light" fo:font-size="10pt" officeooo:rsid="00274869" officeooo:paragraph-rsid="00274869" style:font-size-asian="10pt" style:font-size-complex="10pt"/>
    </style:style>
    <style:style style:name="P16" style:family="paragraph" style:parent-style-name="Preformatted_20_Text">
      <style:paragraph-properties fo:text-align="start" style:justify-single-word="false">
        <style:tab-stops/>
      </style:paragraph-properties>
      <style:text-properties style:font-name="DejaVu Sans Light" fo:font-size="10pt" officeooo:rsid="002ad587" officeooo:paragraph-rsid="002ad587" style:font-size-asian="10pt" style:font-size-complex="10pt"/>
    </style:style>
    <style:style style:name="P17" style:family="paragraph" style:parent-style-name="Preformatted_20_Text">
      <style:paragraph-properties fo:text-align="start" style:justify-single-word="false">
        <style:tab-stops/>
      </style:paragraph-properties>
      <style:text-properties style:font-name="DejaVu Sans Light" fo:font-size="10pt" officeooo:rsid="002c9a66" officeooo:paragraph-rsid="002c9a66" style:font-size-asian="10pt" style:font-size-complex="10pt"/>
    </style:style>
    <style:style style:name="P18" style:family="paragraph" style:parent-style-name="Preformatted_20_Text">
      <style:paragraph-properties fo:text-align="start" style:justify-single-word="false">
        <style:tab-stops/>
      </style:paragraph-properties>
      <style:text-properties style:font-name="DejaVu Sans Light" fo:font-size="14pt" fo:font-weight="bold" officeooo:rsid="0025f890" officeooo:paragraph-rsid="0025f890" style:font-size-asian="14pt" style:font-weight-asian="bold" style:font-size-complex="14pt" style:font-weight-complex="bold"/>
    </style:style>
    <style:style style:name="P19" style:family="paragraph" style:parent-style-name="Preformatted_20_Text">
      <style:paragraph-properties fo:text-align="start" style:justify-single-word="false">
        <style:tab-stops/>
      </style:paragraph-properties>
      <style:text-properties style:font-name="DejaVu Sans Light" fo:font-size="14pt" fo:font-weight="bold" officeooo:rsid="00274869" officeooo:paragraph-rsid="00274869" style:font-size-asian="14pt" style:font-weight-asian="bold" style:font-size-complex="14pt" style:font-weight-complex="bold"/>
    </style:style>
    <style:style style:name="P20" style:family="paragraph" style:parent-style-name="Preformatted_20_Text">
      <style:paragraph-properties fo:text-align="start" style:justify-single-word="false">
        <style:tab-stops/>
      </style:paragraph-properties>
      <style:text-properties style:font-name="DejaVu Sans Light" fo:font-size="14pt" fo:font-weight="bold" officeooo:rsid="002ad587" officeooo:paragraph-rsid="002ad587" style:font-size-asian="14pt" style:font-weight-asian="bold" style:font-size-complex="14pt" style:font-weight-complex="bold"/>
    </style:style>
    <style:style style:name="P21" style:family="paragraph" style:parent-style-name="Preformatted_20_Text">
      <style:paragraph-properties fo:text-align="start" style:justify-single-word="false">
        <style:tab-stops/>
      </style:paragraph-properties>
      <style:text-properties style:font-name="DejaVu Sans Light" fo:font-size="14pt" fo:font-weight="bold" officeooo:rsid="002c9a66" officeooo:paragraph-rsid="002c9a66" style:font-size-asian="14pt" style:font-weight-asian="bold" style:font-size-complex="14pt" style:font-weight-complex="bold"/>
    </style:style>
    <style:style style:name="P22" style:family="paragraph" style:parent-style-name="Preformatted_20_Text" style:list-style-name="L2">
      <style:paragraph-properties fo:text-align="start" style:justify-single-word="false">
        <style:tab-stops/>
      </style:paragraph-properties>
      <style:text-properties officeooo:rsid="001d4852" officeooo:paragraph-rsid="001d4852"/>
    </style:style>
    <style:style style:name="P23" style:family="paragraph" style:parent-style-name="Preformatted_20_Text" style:list-style-name="L2">
      <style:paragraph-properties fo:text-align="start" style:justify-single-word="false">
        <style:tab-stops/>
      </style:paragraph-properties>
      <style:text-properties officeooo:rsid="001efd07" officeooo:paragraph-rsid="001efd07"/>
    </style:style>
    <style:style style:name="P24" style:family="paragraph" style:parent-style-name="Preformatted_20_Text" style:list-style-name="L2">
      <style:paragraph-properties fo:text-align="start" style:justify-single-word="false">
        <style:tab-stops/>
      </style:paragraph-properties>
      <style:text-properties style:font-name="Liberation Mono" fo:font-size="10pt" officeooo:rsid="001efd07" officeooo:paragraph-rsid="001efd07" style:font-size-asian="10pt" style:font-size-complex="10pt"/>
    </style:style>
    <style:style style:name="P25" style:family="paragraph" style:parent-style-name="Preformatted_20_Text" style:list-style-name="L2">
      <style:paragraph-properties fo:text-align="start" style:justify-single-word="false">
        <style:tab-stops/>
      </style:paragraph-properties>
      <style:text-properties style:font-name="Liberation Mono" fo:font-size="10pt" officeooo:rsid="0025f890" officeooo:paragraph-rsid="0025f890" style:font-size-asian="10pt" style:font-size-complex="10pt"/>
    </style:style>
    <style:style style:name="P26" style:family="paragraph" style:parent-style-name="Preformatted_20_Text" style:list-style-name="L1">
      <style:paragraph-properties fo:margin-left="0.3201in" fo:margin-right="0in" fo:text-align="start" style:justify-single-word="false" fo:text-indent="-0.25in" style:auto-text-indent="false">
        <style:tab-stops/>
      </style:paragraph-properties>
      <style:text-properties style:font-name="DejaVu Sans Light" officeooo:rsid="001d049b" officeooo:paragraph-rsid="001d049b"/>
    </style:style>
    <style:style style:name="P27" style:family="paragraph" style:parent-style-name="Preformatted_20_Text" style:list-style-name="L1">
      <style:paragraph-properties fo:margin-left="0.3201in" fo:margin-right="0in" fo:text-align="start" style:justify-single-word="false" fo:text-indent="-0.25in" style:auto-text-indent="false">
        <style:tab-stops/>
      </style:paragraph-properties>
      <style:text-properties style:font-name="DejaVu Sans Light" officeooo:rsid="001d049b" officeooo:paragraph-rsid="002c9a66"/>
    </style:style>
    <style:style style:name="P28" style:family="paragraph" style:parent-style-name="Preformatted_20_Text" style:list-style-name="L1">
      <style:paragraph-properties fo:margin-left="0.3201in" fo:margin-right="0in" fo:text-align="start" style:justify-single-word="false" fo:text-indent="-0.25in" style:auto-text-indent="false">
        <style:tab-stops/>
      </style:paragraph-properties>
      <style:text-properties style:font-name="DejaVu Sans Light" officeooo:rsid="001efd07" officeooo:paragraph-rsid="001efd07"/>
    </style:style>
    <style:style style:name="P29" style:family="paragraph" style:parent-style-name="Preformatted_20_Text" style:list-style-name="L1">
      <style:paragraph-properties fo:margin-left="0.3201in" fo:margin-right="0in" fo:text-align="start" style:justify-single-word="false" fo:text-indent="-0.25in" style:auto-text-indent="false">
        <style:tab-stops/>
      </style:paragraph-properties>
      <style:text-properties style:font-name="DejaVu Sans Light" officeooo:rsid="001efd07" officeooo:paragraph-rsid="001d049b"/>
    </style:style>
    <style:style style:name="P30" style:family="paragraph" style:parent-style-name="Preformatted_20_Text" style:list-style-name="L1">
      <style:paragraph-properties fo:margin-left="0.3201in" fo:margin-right="0in" fo:text-align="start" style:justify-single-word="false" fo:text-indent="-0.25in" style:auto-text-indent="false">
        <style:tab-stops/>
      </style:paragraph-properties>
      <style:text-properties style:font-name="DejaVu Sans Light" officeooo:rsid="002554bd" officeooo:paragraph-rsid="0025f890"/>
    </style:style>
    <style:style style:name="P31" style:family="paragraph" style:parent-style-name="Preformatted_20_Text" style:list-style-name="L1">
      <style:paragraph-properties fo:margin-left="0.3201in" fo:margin-right="0in" fo:text-align="start" style:justify-single-word="false" fo:text-indent="-0.25in" style:auto-text-indent="false">
        <style:tab-stops/>
      </style:paragraph-properties>
      <style:text-properties style:font-name="DejaVu Sans Light" officeooo:rsid="002554bd" officeooo:paragraph-rsid="002c9a66"/>
    </style:style>
    <style:style style:name="P32" style:family="paragraph" style:parent-style-name="Preformatted_20_Text" style:list-style-name="L1">
      <style:paragraph-properties fo:margin-left="0.3201in" fo:margin-right="0in" fo:text-align="start" style:justify-single-word="false" fo:text-indent="-0.25in" style:auto-text-indent="false">
        <style:tab-stops/>
      </style:paragraph-properties>
      <style:text-properties style:font-name="DejaVu Sans Light" officeooo:rsid="00221578" officeooo:paragraph-rsid="0025f890"/>
    </style:style>
    <style:style style:name="P33" style:family="paragraph" style:parent-style-name="Preformatted_20_Text" style:list-style-name="L1">
      <style:paragraph-properties fo:margin-left="0.3201in" fo:margin-right="0in" fo:text-align="start" style:justify-single-word="false" fo:text-indent="-0.25in" style:auto-text-indent="false">
        <style:tab-stops/>
      </style:paragraph-properties>
      <style:text-properties style:font-name="DejaVu Sans Light" officeooo:rsid="00221578" officeooo:paragraph-rsid="00221578"/>
    </style:style>
    <style:style style:name="P34" style:family="paragraph" style:parent-style-name="Preformatted_20_Text" style:list-style-name="L1">
      <style:paragraph-properties fo:margin-left="0.3201in" fo:margin-right="0in" fo:text-align="start" style:justify-single-word="false" fo:text-indent="-0.25in" style:auto-text-indent="false">
        <style:tab-stops/>
      </style:paragraph-properties>
      <style:text-properties style:font-name="DejaVu Sans Light" officeooo:rsid="0025f890" officeooo:paragraph-rsid="0025f890"/>
    </style:style>
    <style:style style:name="P35" style:family="paragraph" style:parent-style-name="Preformatted_20_Text" style:list-style-name="L1">
      <style:paragraph-properties fo:margin-left="0.3201in" fo:margin-right="0in" fo:text-align="start" style:justify-single-word="false" fo:text-indent="-0.25in" style:auto-text-indent="false">
        <style:tab-stops/>
      </style:paragraph-properties>
      <style:text-properties style:font-name="DejaVu Sans Light" officeooo:rsid="001d4852" officeooo:paragraph-rsid="001d4852"/>
    </style:style>
    <style:style style:name="P36" style:family="paragraph" style:parent-style-name="Preformatted_20_Text" style:list-style-name="L1">
      <style:paragraph-properties fo:margin-left="0.0701in" fo:margin-right="0in" fo:text-align="start" style:justify-single-word="false" fo:text-indent="0in" style:auto-text-indent="false">
        <style:tab-stops/>
      </style:paragraph-properties>
      <style:text-properties style:font-name="DejaVu Sans Light" officeooo:rsid="00221578" officeooo:paragraph-rsid="00221578"/>
    </style:style>
    <style:style style:name="T1" style:family="text">
      <style:text-properties officeooo:rsid="001d4852"/>
    </style:style>
    <style:style style:name="T2" style:family="text">
      <style:text-properties officeooo:rsid="001efd07"/>
    </style:style>
    <style:style style:name="T3" style:family="text">
      <style:text-properties officeooo:rsid="00221578"/>
    </style:style>
    <style:style style:name="T4" style:family="text">
      <style:text-properties officeooo:rsid="0024a4ad"/>
    </style:style>
    <style:style style:name="T5" style:family="text">
      <style:text-properties officeooo:rsid="002554bd"/>
    </style:style>
    <style:style style:name="T6" style:family="text">
      <style:text-properties officeooo:rsid="001d049b"/>
    </style:style>
    <style:style style:name="T7" style:family="text">
      <style:text-properties fo:font-size="10pt" officeooo:rsid="002554bd" style:font-name-asian="Source Han Sans CN" style:font-size-asian="10pt" style:font-name-complex="Liberation Mono" style:font-size-complex="10pt"/>
    </style:style>
    <style:style style:name="T8" style:family="text">
      <style:text-properties style:font-name-asian="Source Han Sans CN" style:font-name-complex="Liberation Mono"/>
    </style:style>
    <style:style style:name="T9" style:family="text">
      <style:text-properties officeooo:rsid="002554bd" style:font-name-asian="Source Han Sans CN" style:font-name-complex="Liberation Mono"/>
    </style:style>
    <style:style style:name="T10" style:family="text">
      <style:text-properties style:font-name="DejaVu Sans Light"/>
    </style:style>
    <style:style style:name="T11" style:family="text">
      <style:text-properties style:font-name="DejaVu Sans Light" fo:font-size="10pt" officeooo:rsid="0025f890" style:font-size-asian="10pt" style:font-size-complex="10pt"/>
    </style:style>
    <style:style style:name="T12" style:family="text">
      <style:text-properties style:font-name="DejaVu Sans Light" fo:font-size="10pt" officeooo:rsid="0025f890" style:font-name-asian="Source Han Sans CN" style:font-size-asian="10pt" style:font-name-complex="Liberation Mono" style:font-size-complex="10pt"/>
    </style:style>
    <style:style style:name="T13" style:family="text">
      <style:text-properties officeooo:rsid="0025f890"/>
    </style:style>
    <style:style style:name="T14" style:family="text">
      <style:text-properties officeooo:rsid="002ad587"/>
    </style:style>
    <style:style style:name="T15" style:family="text">
      <style:text-properties officeooo:rsid="002c9a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701in" fo:text-indent="-0.25in" fo:margin-left="0.5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9">I</text:span><text:span text:style-name="T8">ntroduction:</text:span></text:p>
      <text:p text:style-name="P7"><text:span text:style-name="T7">T</text:span><text:span text:style-name="T5">his book</text:span><text:span text:style-name="T6"> will be about getting an OS up and running from scratch. I’m just in the planning phase, but </text:span><text:span text:style-name="T1">here’s the idea.</text:span></text:p>
      <text:p text:style-name="P8">The book is open source. If you have a better way of doing something and can explain it in a clean manner then please contribute. The goal is to create an easy to read and understand manuscript that’s 300 pages or less and will end with the reader having a functional if minimal OS. <text:span text:style-name="T3">A hard rule for the first book is that e</text:span><text:span text:style-name="T2">ach key topic below must be written in </text:span><text:span text:style-name="T3">20</text:span><text:span text:style-name="T2"> pages or less! </text:span><text:span text:style-name="T3">←(no stealing pages from other topics).</text:span><text:span text:style-name="T2"> Boiler plate code can be shown as a github link if a written description of what to do takes less time to explain.</text:span></text:p>
      <text:p text:style-name="P9"/>
      <text:p text:style-name="P10">Book 1</text:p>
      <text:list xml:id="list1354612745" text:style-name="L1">
        <text:list-item>
          <text:p text:style-name="P26">Create a Cross Compiler GCC</text:p>
        </text:list-item>
        <text:list-item>
          <text:p text:style-name="P26">Hello World Kernel</text:p>
        </text:list-item>
        <text:list-item>
          <text:p text:style-name="P26">VGA <text:span text:style-name="T13">Text Driver</text:span> tty</text:p>
        </text:list-item>
        <text:list-item>
          <text:p text:style-name="P26">GDT</text:p>
        </text:list-item>
        <text:list-item>
          <text:p text:style-name="P26">Paging</text:p>
        </text:list-item>
        <text:list-item>
          <text:p text:style-name="P28">Memory Manager</text:p>
        </text:list-item>
        <text:list-item>
          <text:p text:style-name="P26">64 bit <text:span text:style-name="T4">mode</text:span></text:p>
        </text:list-item>
        <text:list-item>
          <text:p text:style-name="P29"><text:span text:style-name="T5">L</text:span>IDT</text:p>
        </text:list-item>
        <text:list-item>
          <text:p text:style-name="P30">ISR</text:p>
        </text:list-item>
        <text:list-item>
          <text:p text:style-name="P31">IRQ</text:p>
        </text:list-item>
        <text:list-item>
          <text:p text:style-name="P31">Exceptions </text:p>
        </text:list-item>
        <text:list-item>
          <text:p text:style-name="P27">Inb Outb PortMappedIO</text:p>
        </text:list-item>
        <text:list-item>
          <text:p text:style-name="P32">Brown’s list of ports<text:span text:style-name="T5"> </text:span></text:p>
        </text:list-item>
        <text:list-item>
          <text:p text:style-name="P26">Keyboard</text:p>
        </text:list-item>
        <text:list-item>
          <text:p text:style-name="P26">Mouse</text:p>
        </text:list-item>
        <text:list-item>
          <text:p text:style-name="P33">Hard drive</text:p>
        </text:list-item>
        <text:list-item>
          <text:p text:style-name="P27">Lib<text:span text:style-name="T15">K and</text:span> <text:span text:style-name="T15">LibC</text:span></text:p>
        </text:list-item>
      </text:list>
      <text:p text:style-name="P9"/>
      <text:p text:style-name="P10">Book 2</text:p>
      <text:list xml:id="list101156928949299" text:continue-numbering="true" text:style-name="L1">
        <text:list-item>
          <text:p text:style-name="P28">Vesa <text:span text:style-name="T13">mode</text:span></text:p>
        </text:list-item>
        <text:list-item>
          <text:p text:style-name="P26">GUI – <text:span text:style-name="T13">Draw something</text:span></text:p>
        </text:list-item>
        <text:list-item>
          <text:p text:style-name="P34">Video Card Drivers (VCD)</text:p>
        </text:list-item>
        <text:list-item>
          <text:p text:style-name="P34">Intel VCD</text:p>
        </text:list-item>
        <text:list-item>
          <text:p text:style-name="P34">Nvidea (VCD)</text:p>
        </text:list-item>
        <text:list-item>
          <text:p text:style-name="P34">Window controls</text:p>
        </text:list-item>
        <text:list-item>
          <text:p text:style-name="P26">Text Editor</text:p>
        </text:list-item>
      </text:list>
      <text:p text:style-name="P8"/>
      <text:p text:style-name="P11">Book 3</text:p>
      <text:list xml:id="list101156237212453" text:continue-numbering="true" text:style-name="L1">
        <text:list-item>
          <text:p text:style-name="P26">Porting a program</text:p>
        </text:list-item>
        <text:list-item>
          <text:p text:style-name="P26">Porting gcc</text:p>
        </text:list-item>
        <text:list-item>
          <text:p text:style-name="P35">Internet</text:p>
          <text:p text:style-name="P35"/>
          <text:p text:style-name="P36">Book <text:span text:style-name="T13">4 ...</text:span></text:p>
        </text:list-item>
        <text:list-item>
          <text:p text:style-name="P33">USB</text:p>
        </text:list-item>
        <text:list-item>
          <text:p text:style-name="P33">More Drivers</text:p>
        </text:list-item>
        <text:list-item>
          <text:p text:style-name="P33">porting SDL</text:p>
        </text:list-item>
        <text:list-item>
          <text:p text:style-name="P33">porting quake</text:p>
        </text:list-item>
      </text:list>
      <text:p text:style-name="P9"/>
      <text:list xml:id="list1812105019" text:style-name="L2">
        <text:list-item>
          <text:p text:style-name="P12">Attribution:</text:p>
          <text:list>
            <text:list-item>
              <text:p text:style-name="P22"><text:span text:style-name="T10">Michael - </text:span><text:a xlink:type="simple" xlink:href="https://www.youtube.com/channel/UCaKToiAPfhOgxqy7Wuyjkqw" text:style-name="Internet_20_link" text:visited-style-name="Visited_20_Internet_20_Link"><text:span text:style-name="T10">https://www.youtube.com/channel/UCaKToiAPfhOgxqy7Wuyjkqw</text:span></text:a></text:p>
            </text:list-item>
            <text:list-item>
              <text:p text:style-name="P23"><text:span text:style-name="T10">Andreas Kling - </text:span><text:a xlink:type="simple" xlink:href="http://serenityos.org/" text:style-name="Internet_20_link" text:visited-style-name="Visited_20_Internet_20_Link"><text:span text:style-name="T10">http://serenityos.org/</text:span></text:a></text:p>
            </text:list-item>
            <text:list-item>
              <text:p text:style-name="P23"><text:span text:style-name="T10">Eric Missimer - </text:span><text:a xlink:type="simple" xlink:href="https://github.com/missimer" text:style-name="Internet_20_link" text:visited-style-name="Visited_20_Internet_20_Link"><text:span text:style-name="T10">https://github.com/missimer</text:span></text:a></text:p>
            </text:list-item>
            <text:list-item>
              <text:p text:style-name="P24"><text:span text:style-name="T10">Erik Helin, Adam Renberg - </text:span><text:a xlink:type="simple" xlink:href="https://littleosbook.github.io/book.pdf" text:style-name="Internet_20_link" text:visited-style-name="Visited_20_Internet_20_Link"><text:span text:style-name="T10">https://littleosbook.github.io/book.pdf</text:span></text:a><text:span text:style-name="T10"> </text:span></text:p>
            </text:list-item>
            <text:list-item>
              <text:p text:style-name="P25"><text:span text:style-name="T10">OSDev Community - </text:span><text:a xlink:type="simple" xlink:href="https://wiki.osdev.org/" text:style-name="Internet_20_link" text:visited-style-name="Visited_20_Internet_20_Link"><text:span text:style-name="T10">https://wiki.osdev.org/</text:span></text:a></text:p>
            </text:list-item>
            <text:list-item>
              <text:p text:style-name="P25"><text:span text:style-name="T10">Broken Thorn Entertainment Co. - </text:span><text:a xlink:type="simple" xlink:href="http://www.brokenthorn.com/" text:style-name="Internet_20_link" text:visited-style-name="Visited_20_Internet_20_Link"><text:span text:style-name="T10">http://www.brokenthorn.com</text:span></text:a></text:p>
            </text:list-item>
            <text:list-item>
              <text:p text:style-name="P13"/>
            </text:list-item>
          </text:list>
        </text:list-item>
      </text:list>
      <text:p text:style-name="P2"><text:soft-page-break/></text:p>
      <text:p text:style-name="P2"/>
      <text:p text:style-name="P2"/>
      <text:p text:style-name="P2"/>
      <text:p text:style-name="P2"/>
      <text:p text:style-name="P4">Cross Compiler</text:p>
      <text:p text:style-name="P3">A cross compiler is a compiler that has been built to run on the current system, but that outputs machine code that can run on a different OS (Or even on a different platform). For our purposes we want to create code that doesn’t require any connection to the system that we are starting from. In this step we have several decisions to make. First is what we want our operating system to be named. This will be part of the “target triple” that we tell the cross compiler to build for. Another decision is whether we want to create 32 bit or 64 bit code. Right now we will be compiling for 32 bit code, see chapter 7 for <text:span text:style-name="T5">the switch to 64 bit mode.</text:span></text:p>
      <text:p text:style-name="P3"/>
      <text:p text:style-name="P3"/>
      <text:p text:style-name="P3"/>
      <text:p text:style-name="P5">Hello World Kernel</text:p>
      <text:p text:style-name="P1"><text:span text:style-name="T11">By the end of this chapter you will have a tiny kernel that outputs the words “</text:span><text:span text:style-name="T12">H</text:span><text:span text:style-name="T11">ello World” on the screen and then halts. This is a powerful point in which your code and only your code is running on your computer. It is a high point of pride. We will be utilizing some assembly code here.</text:span></text:p>
      <text:p text:style-name="P14"/>
      <text:p text:style-name="P5">VGA Text Driver (tty)</text:p>
      <text:p text:style-name="P14">By the end of this chapter you will have written your first driver which prints text to the screen in a controlled manner. Very useful for verifying that things are working properly.</text:p>
      <text:p text:style-name="P14"/>
      <text:p text:style-name="P19">GDT Global Descriptor Table</text:p>
      <text:p text:style-name="P15">By the end of this chapter <text:span text:style-name="T14">you</text:span> will have a functional GDT. The GDT is used to determine what level of privilege code is allowed to run at and therefore access. The GDT is mainly set once and then operates in the background on a 64 bit system. Many of the features that it served in 16 and 32 bit modes have become obsolete with the advent of memory paging. It is still necessary to set an operational GDT to run before we can set up paging, interrupts, and other.</text:p>
      <text:p text:style-name="P15"/>
      <text:p text:style-name="P15"/>
      <text:p text:style-name="P20">Paging</text:p>
      <text:p text:style-name="P16">By the end of this chapter you will have a paging structure set in place. <text:s/></text:p>
      <text:p text:style-name="P16"/>
      <text:p text:style-name="P21">Memory Manager</text:p>
      <text:p text:style-name="P17">Being able to allocate memory dynamically is hugely important for programs running on your system. In order for these programs to run properly it is important to prevent memory allotments from overlapping. </text:p>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Source Han Sans CN" svg:font-family="'Source Han Sans CN'"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1"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1"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Source Han Sans CN"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5-26T10:11:56.093859044</dc:date>
    <meta:editing-duration>PT53M56S</meta:editing-duration>
    <meta:editing-cycles>9</meta:editing-cycles>
    <meta:generator>LibreOffice/6.4.3.2$Linux_X86_64 LibreOffice_project/40$Build-2</meta:generator>
    <meta:document-statistic meta:table-count="0" meta:image-count="0" meta:object-count="0" meta:page-count="2" meta:paragraph-count="58" meta:word-count="639" meta:character-count="3445" meta:non-whitespace-character-count="2895"/>
  </office:meta>
</office:document-meta>
</file>